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sultados" style:family="table">
      <style:table-properties style:width="6.6979in" fo:margin-left="0in" table:align="left"/>
    </style:style>
    <style:style style:name="resultados.A" style:family="table-column">
      <style:table-column-properties style:column-width="0.9375in"/>
    </style:style>
    <style:style style:name="resultados.B" style:family="table-column">
      <style:table-column-properties style:column-width="0.5in"/>
    </style:style>
    <style:style style:name="resultados.C" style:family="table-column">
      <style:table-column-properties style:column-width="0.5701in"/>
    </style:style>
    <style:style style:name="resultados.D" style:family="table-column">
      <style:table-column-properties style:column-width="0.6694in"/>
    </style:style>
    <style:style style:name="resultados.F" style:family="table-column">
      <style:table-column-properties style:column-width="0.6688in"/>
    </style:style>
    <style:style style:name="resultados.J" style:family="table-column">
      <style:table-column-properties style:column-width="0.6743in"/>
    </style:style>
    <style:style style:name="resultado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sultados.J1" style:family="table-cell">
      <style:table-cell-properties fo:padding="0.0382in" fo:border="0.05pt solid #000000"/>
    </style:style>
    <style:style style:name="resultados.A2" style:family="table-cell">
      <style:table-cell-properties fo:padding="0.0382in" fo:border-left="0.05pt solid #000000" fo:border-right="none" fo:border-top="none" fo:border-bottom="0.05pt solid #000000"/>
    </style:style>
    <style:style style:name="resultados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6e2" officeooo:paragraph-rsid="000496e2"/>
    </style:style>
    <style:style style:name="P2" style:family="paragraph" style:parent-style-name="Standard">
      <style:paragraph-properties fo:text-align="justify" style:justify-single-word="false"/>
      <style:text-properties officeooo:rsid="000496e2" officeooo:paragraph-rsid="000496e2"/>
    </style:style>
    <style:style style:name="P3" style:family="paragraph" style:parent-style-name="Text_20_body">
      <style:text-properties officeooo:paragraph-rsid="0008e686"/>
    </style:style>
    <style:style style:name="P4" style:family="paragraph" style:parent-style-name="Heading_20_2">
      <style:text-properties officeooo:rsid="0008e686" officeooo:paragraph-rsid="0008e686"/>
    </style:style>
    <style:style style:name="P5" style:family="paragraph" style:parent-style-name="Table_20_Contents">
      <style:text-properties officeooo:rsid="0008e686" officeooo:paragraph-rsid="0008e686"/>
    </style:style>
    <style:style style:name="P6" style:family="paragraph" style:parent-style-name="Table_20_Contents">
      <style:text-properties officeooo:rsid="000a3aa0" officeooo:paragraph-rsid="000a3aa0"/>
    </style:style>
    <style:style style:name="P7" style:family="paragraph" style:parent-style-name="Table_20_Contents">
      <style:text-properties officeooo:rsid="000b9f29" officeooo:paragraph-rsid="000b9f29"/>
    </style:style>
    <style:style style:name="P8" style:family="paragraph" style:parent-style-name="Table_20_Contents">
      <style:text-properties officeooo:rsid="000becf7" officeooo:paragraph-rsid="000becf7"/>
    </style:style>
    <style:style style:name="P9" style:family="paragraph" style:parent-style-name="Table_20_Contents">
      <style:text-properties officeooo:rsid="000d029b" officeooo:paragraph-rsid="000d029b"/>
    </style:style>
    <style:style style:name="T1" style:family="text">
      <style:text-properties officeooo:rsid="00065dde"/>
    </style:style>
    <style:style style:name="T2" style:family="text">
      <style:text-properties officeooo:rsid="000669b3"/>
    </style:style>
    <style:style style:name="T3" style:family="text">
      <style:text-properties officeooo:rsid="0008e15e"/>
    </style:style>
    <style:style style:name="T4" style:family="text">
      <style:text-properties officeooo:rsid="000b9f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ab/><text:span text:style-name="T1">Relatório de desempenho</text:span></text:h>
      <text:p text:style-name="P1"><text:tab/></text:p>
      <text:p text:style-name="P1"><text:tab/></text:p>
      <text:p text:style-name="P2"><text:tab/>O uso de multiprogramação no jogo não alavancou uma grande diferença de desempenho dos testes realizados com problemas menores com poucas iterações. <text:span text:style-name="T2">Há muitas ocilações entre ganho e perda de desempenho em problemas de tamanhos menores devido ao overhead da criação de um thread para partes do problema.</text:span></text:p>
      <text:p text:style-name="P2"><text:tab/><text:span text:style-name="T3">Testes realizados com o tamanho do problema de 2 ( 2x2) até 100 ( 100x100 ) apontaram que quando diminuiam o número de threads o desempenho aumentava efetuando a medição de desempenho através da contagem de tempo. O tempo foi medido ao início da execução do método StartGame, considerando apenas a execução de cada iteração, a criação das threads para resolver o problema paralelamente separando os vizinhos de cada célula do problema e a aplicação das regras.</text:span></text:p>
      <text:p text:style-name="P2"/>
      <text:h text:style-name="P4" text:outline-level="2"><text:span text:style-name="T4">Alguns dos resultados</text:span>:</text:h>
      <table:table table:name="resultados" table:style-name="resultados">
        <table:table-column table:style-name="resultados.A"/>
        <table:table-column table:style-name="resultados.B"/>
        <table:table-column table:style-name="resultados.C"/>
        <table:table-column table:style-name="resultados.D" table:number-columns-repeated="2"/>
        <table:table-column table:style-name="resultados.F"/>
        <table:table-column table:style-name="resultados.D" table:number-columns-repeated="3"/>
        <table:table-column table:style-name="resultados.J"/>
        <table:table-row>
          <table:table-cell table:style-name="resultados.A1" office:value-type="string">
            <text:p text:style-name="P5">Tamanho</text:p>
          </table:table-cell>
          <table:table-cell table:style-name="resultados.A1" office:value-type="string">
            <text:p text:style-name="P7">101</text:p>
          </table:table-cell>
          <table:table-cell table:style-name="resultados.A1" office:value-type="string">
            <text:p text:style-name="P7">101</text:p>
          </table:table-cell>
          <table:table-cell table:style-name="resultados.A1" office:value-type="string">
            <text:p text:style-name="P7">101</text:p>
          </table:table-cell>
          <table:table-cell table:style-name="resultados.A1" office:value-type="string">
            <text:p text:style-name="P7">86</text:p>
          </table:table-cell>
          <table:table-cell table:style-name="resultados.A1" office:value-type="string">
            <text:p text:style-name="P7">86</text:p>
          </table:table-cell>
          <table:table-cell table:style-name="resultados.A1" office:value-type="string">
            <text:p text:style-name="P9">50</text:p>
          </table:table-cell>
          <table:table-cell table:style-name="resultados.A1" office:value-type="string">
            <text:p text:style-name="P9">50</text:p>
          </table:table-cell>
          <table:table-cell table:style-name="resultados.A1" office:value-type="string">
            <text:p text:style-name="P9">50</text:p>
          </table:table-cell>
          <table:table-cell table:style-name="resultados.J1" office:value-type="string">
            <text:p text:style-name="P9">49</text:p>
          </table:table-cell>
        </table:table-row>
        <table:table-row>
          <table:table-cell table:style-name="resultados.A2" office:value-type="string">
            <text:p text:style-name="P5">Nº Threads</text:p>
          </table:table-cell>
          <table:table-cell table:style-name="resultados.A2" office:value-type="string">
            <text:p text:style-name="P7">2</text:p>
          </table:table-cell>
          <table:table-cell table:style-name="resultados.A2" office:value-type="string">
            <text:p text:style-name="P7">3</text:p>
          </table:table-cell>
          <table:table-cell table:style-name="resultados.A2" office:value-type="string">
            <text:p text:style-name="P7">4</text:p>
          </table:table-cell>
          <table:table-cell table:style-name="resultados.A2" office:value-type="string">
            <text:p text:style-name="P7">1</text:p>
          </table:table-cell>
          <table:table-cell table:style-name="resultados.A2" office:value-type="string">
            <text:p text:style-name="P7">4</text:p>
          </table:table-cell>
          <table:table-cell table:style-name="resultados.A2" office:value-type="string">
            <text:p text:style-name="P9">2</text:p>
          </table:table-cell>
          <table:table-cell table:style-name="resultados.A2" office:value-type="string">
            <text:p text:style-name="P9">3</text:p>
          </table:table-cell>
          <table:table-cell table:style-name="resultados.A2" office:value-type="string">
            <text:p text:style-name="P9">4</text:p>
          </table:table-cell>
          <table:table-cell table:style-name="resultados.J2" office:value-type="string">
            <text:p text:style-name="P9">4</text:p>
          </table:table-cell>
        </table:table-row>
        <table:table-row>
          <table:table-cell table:style-name="resultados.A2" office:value-type="string">
            <text:p text:style-name="P6">Tempo (ms)</text:p>
          </table:table-cell>
          <table:table-cell table:style-name="resultados.A2" office:value-type="string">
            <text:p text:style-name="P7">7</text:p>
          </table:table-cell>
          <table:table-cell table:style-name="resultados.A2" office:value-type="string">
            <text:p text:style-name="P7">11</text:p>
          </table:table-cell>
          <table:table-cell table:style-name="resultados.A2" office:value-type="string">
            <text:p text:style-name="P7">13</text:p>
          </table:table-cell>
          <table:table-cell table:style-name="resultados.A2" office:value-type="string">
            <text:p text:style-name="P7">2</text:p>
          </table:table-cell>
          <table:table-cell table:style-name="resultados.A2" office:value-type="string">
            <text:p text:style-name="P8">4</text:p>
          </table:table-cell>
          <table:table-cell table:style-name="resultados.A2" office:value-type="string">
            <text:p text:style-name="P9">1</text:p>
          </table:table-cell>
          <table:table-cell table:style-name="resultados.A2" office:value-type="string">
            <text:p text:style-name="P9">0</text:p>
          </table:table-cell>
          <table:table-cell table:style-name="resultados.A2" office:value-type="string">
            <text:p text:style-name="P9">1</text:p>
          </table:table-cell>
          <table:table-cell table:style-name="resultados.J2" office:value-type="string">
            <text:p text:style-name="P9">2</text:p>
          </table:table-cell>
        </table:table-row>
        <table:table-row>
          <table:table-cell table:style-name="resultados.A2" office:value-type="string">
            <text:p text:style-name="P6">Iterações</text:p>
          </table:table-cell>
          <table:table-cell table:style-name="resultados.A2" office:value-type="string">
            <text:p text:style-name="P7">10</text:p>
          </table:table-cell>
          <table:table-cell table:style-name="resultados.A2" office:value-type="string">
            <text:p text:style-name="P7">10</text:p>
          </table:table-cell>
          <table:table-cell table:style-name="resultados.A2" office:value-type="string">
            <text:p text:style-name="P7">10</text:p>
          </table:table-cell>
          <table:table-cell table:style-name="resultados.A2" office:value-type="string">
            <text:p text:style-name="P7">2</text:p>
          </table:table-cell>
          <table:table-cell table:style-name="resultados.A2" office:value-type="string">
            <text:p text:style-name="P8">2</text:p>
          </table:table-cell>
          <table:table-cell table:style-name="resultados.A2" office:value-type="string">
            <text:p text:style-name="P9">2</text:p>
          </table:table-cell>
          <table:table-cell table:style-name="resultados.A2" office:value-type="string">
            <text:p text:style-name="P9">2</text:p>
          </table:table-cell>
          <table:table-cell table:style-name="resultados.A2" office:value-type="string">
            <text:p text:style-name="P9">2</text:p>
          </table:table-cell>
          <table:table-cell table:style-name="resultados.J2" office:value-type="string">
            <text:p text:style-name="P9">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o Ribeiro</meta:initial-creator>
    <meta:creation-date>2015-04-30T22:06:00.311103402</meta:creation-date>
    <meta:generator>LibreOffice/4.2.6.3$Linux_X86_64 LibreOffice_project/420m0$Build-3</meta:generator>
    <dc:date>2015-04-30T22:33:42.905628881</dc:date>
    <dc:creator>Gilberto Ribeiro</dc:creator>
    <meta:editing-duration>PT23M4S</meta:editing-duration>
    <meta:editing-cycles>11</meta:editing-cycles>
    <meta:document-statistic meta:table-count="1" meta:image-count="0" meta:object-count="0" meta:page-count="1" meta:paragraph-count="46" meta:word-count="173" meta:character-count="902" meta:non-whitespace-character-count="768"/>
  </office:meta>
</office:document-meta>
</file>